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F0000020B429B47E9FEFF21AE.png" manifest:media-type="image/png"/>
  <manifest:file-entry manifest:full-path="Pictures/10000000000002DA000001F0DCCF8BE389B7BA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321cm" svg:height="6.273cm" svg:x="0.01cm" svg:y="0.327cm">
          <draw:image xlink:href="Pictures/100000000000020F0000020B429B47E9FEFF21AE.png" xlink:type="simple" xlink:show="embed" xlink:actuate="onLoad">
            <text:p/>
          </draw:image>
        </draw:frame>
        <draw:frame draw:style-name="gr1" draw:text-style-name="P1" draw:layer="layout" svg:width="8.354cm" svg:height="5.676cm" svg:x="6.6cm" svg:y="6.324cm">
          <draw:image xlink:href="Pictures/10000000000002DA000001F0DCCF8BE389B7BAEB.png" xlink:type="simple" xlink:show="embed" xlink:actuate="onLoad">
            <text:p/>
          </draw:image>
        </draw:frame>
        <draw:line draw:style-name="gr2" draw:text-style-name="P2" draw:layer="layout" svg:x1="6.2cm" svg:y1="4.5cm" svg:x2="9.6cm" svg:y2="8cm">
          <text:p/>
        </draw:line>
        <draw:line draw:style-name="gr2" draw:text-style-name="P2" draw:layer="layout" svg:x1="10cm" svg:y1="8.1cm" svg:x2="11.7cm" svg:y2="8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6-23T15:44:15.094000000</dc:date>
    <meta:editing-duration>PT4M1S</meta:editing-duration>
    <meta:editing-cycles>3</meta:editing-cycles>
    <meta:generator>LibreOffice/5.1.3.2$Windows_x86 LibreOffice_project/644e4637d1d8544fd9f56425bd6cec110e49301b</meta:generator>
    <meta:document-statistic meta:object-count="4"/>
  </office:meta>
</office:document-meta>
</file>